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a863" officeooo:paragraph-rsid="0010a863"/>
    </style:style>
    <style:style style:name="P2" style:family="paragraph" style:parent-style-name="Standard">
      <style:text-properties officeooo:rsid="0010a863" officeooo:paragraph-rsid="00163f06"/>
    </style:style>
    <style:style style:name="P3" style:family="paragraph" style:parent-style-name="Standard">
      <style:text-properties officeooo:rsid="0010a863" officeooo:paragraph-rsid="001dd66a"/>
    </style:style>
    <style:style style:name="P4" style:family="paragraph" style:parent-style-name="Standard">
      <style:text-properties officeooo:rsid="0010a863" officeooo:paragraph-rsid="001eeb68"/>
    </style:style>
    <style:style style:name="P5" style:family="paragraph" style:parent-style-name="Standard">
      <style:text-properties officeooo:rsid="0010a863" officeooo:paragraph-rsid="0026dade"/>
    </style:style>
    <style:style style:name="P6" style:family="paragraph" style:parent-style-name="Standard">
      <style:text-properties officeooo:rsid="00163f06" officeooo:paragraph-rsid="00163f06"/>
    </style:style>
    <style:style style:name="P7" style:family="paragraph" style:parent-style-name="Standard">
      <style:text-properties fo:font-weight="bold" officeooo:rsid="001801cf" officeooo:paragraph-rsid="001801cf" style:font-weight-asian="bold" style:font-weight-complex="bold"/>
    </style:style>
    <style:style style:name="P8" style:family="paragraph" style:parent-style-name="Standard">
      <style:text-properties officeooo:rsid="0019e2b6" officeooo:paragraph-rsid="0019e2b6"/>
    </style:style>
    <style:style style:name="P9" style:family="paragraph" style:parent-style-name="Standard">
      <style:text-properties officeooo:rsid="001ab213" officeooo:paragraph-rsid="001ab213"/>
    </style:style>
    <style:style style:name="P10" style:family="paragraph" style:parent-style-name="Standard">
      <style:text-properties officeooo:rsid="001bef94" officeooo:paragraph-rsid="001bef94"/>
    </style:style>
    <style:style style:name="P11" style:family="paragraph" style:parent-style-name="Standard">
      <style:text-properties officeooo:rsid="001eeb68" officeooo:paragraph-rsid="001eeb68"/>
    </style:style>
    <style:style style:name="P12" style:family="paragraph" style:parent-style-name="Standard">
      <style:text-properties officeooo:rsid="001fb2e1" officeooo:paragraph-rsid="001fb2e1"/>
    </style:style>
    <style:style style:name="P13" style:family="paragraph" style:parent-style-name="Standard">
      <style:text-properties officeooo:rsid="002199e1" officeooo:paragraph-rsid="002199e1"/>
    </style:style>
    <style:style style:name="P14" style:family="paragraph" style:parent-style-name="Standard">
      <style:text-properties officeooo:rsid="0026dade" officeooo:paragraph-rsid="0026dade"/>
    </style:style>
    <style:style style:name="P15" style:family="paragraph" style:parent-style-name="Standard">
      <style:text-properties officeooo:rsid="002855c8" officeooo:paragraph-rsid="002855c8"/>
    </style:style>
    <style:style style:name="P16" style:family="paragraph" style:parent-style-name="Standard">
      <style:text-properties officeooo:rsid="002a0263" officeooo:paragraph-rsid="002a0263"/>
    </style:style>
    <style:style style:name="P17" style:family="paragraph" style:parent-style-name="Standard">
      <style:text-properties officeooo:rsid="00300444" officeooo:paragraph-rsid="00300444"/>
    </style:style>
    <style:style style:name="P18" style:family="paragraph" style:parent-style-name="Text_20_body">
      <style:text-properties officeooo:rsid="0010a863" officeooo:paragraph-rsid="0010a863"/>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0" style:family="paragraph" style:parent-style-name="Standard">
      <style:text-properties officeooo:rsid="002a0263" officeooo:paragraph-rsid="002a0263"/>
    </style:style>
    <style:style style:name="P21" style:family="paragraph" style:parent-style-name="Standard">
      <style:text-properties officeooo:rsid="0035bac8" officeooo:paragraph-rsid="0035bac8"/>
    </style:style>
    <style:style style:name="T1" style:family="text">
      <style:text-properties officeooo:rsid="001124ed"/>
    </style:style>
    <style:style style:name="T2" style:family="text">
      <style:text-properties officeooo:rsid="00127aa4"/>
    </style:style>
    <style:style style:name="T3" style:family="text">
      <style:text-properties officeooo:rsid="00140521"/>
    </style:style>
    <style:style style:name="T4" style:family="text">
      <style:text-properties officeooo:rsid="001444e2"/>
    </style:style>
    <style:style style:name="T5" style:family="text">
      <style:text-properties officeooo:rsid="00163f06"/>
    </style:style>
    <style:style style:name="T6" style:family="text">
      <style:text-properties officeooo:rsid="001758a2"/>
    </style:style>
    <style:style style:name="T7" style:family="text">
      <style:text-properties officeooo:rsid="0019e2b6"/>
    </style:style>
    <style:style style:name="T8" style:family="text">
      <style:text-properties officeooo:rsid="001ab213"/>
    </style:style>
    <style:style style:name="T9" style:family="text">
      <style:text-properties officeooo:rsid="001bef94"/>
    </style:style>
    <style:style style:name="T10" style:family="text">
      <style:text-properties officeooo:rsid="001dd66a"/>
    </style:style>
    <style:style style:name="T11" style:family="text">
      <style:text-properties officeooo:rsid="001eeb68"/>
    </style:style>
    <style:style style:name="T12" style:family="text">
      <style:text-properties fo:font-variant="normal" fo:text-transform="none" fo:color="#242729" style:font-name="inherit" fo:font-size="11.25pt" fo:letter-spacing="normal" fo:font-style="normal" fo:font-weight="bold" loext:padding="0in" loext:border="none"/>
    </style:style>
    <style:style style:name="T13" style:family="text">
      <style:text-properties fo:font-variant="normal" fo:text-transform="none" fo:color="#242729" style:font-name="Consolas" fo:font-size="9.75pt" fo:letter-spacing="normal" fo:font-style="normal" fo:font-weight="bold" fo:background-color="#eff0f1" loext:char-shading-value="0" loext:padding="0in" loext:border="none"/>
    </style:style>
    <style:style style:name="T14"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15" style:family="text">
      <style:text-properties fo:font-variant="normal" fo:text-transform="none" fo:color="#242729" style:font-name="Arial1" fo:font-size="11.25pt" fo:letter-spacing="normal" fo:font-style="normal" fo:font-weight="normal"/>
    </style:style>
    <style:style style:name="T16" style:family="text">
      <style:text-properties officeooo:rsid="003004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ir RDD and operations</text:p>
      <text:p text:style-name="P1"><text:s/></text:p>
      <text:p text:style-name="P1">val a = List((1,2),(2,3),(1,5),(2,5),(3,4))</text:p>
      <text:p text:style-name="P1">val b = sc.parallelize(a)</text:p>
      <text:p text:style-name="P1"><text:s/></text:p>
      <text:p text:style-name="P1">b.filter(y=&gt;y._2&gt;3).<text:span text:style-name="T1">collect</text:span></text:p>
      <text:p text:style-name="P1"><text:s/></text:p>
      <text:p text:style-name="P1">--<text:span text:style-name="T3">transformation</text:span> </text:p>
      <text:p text:style-name="P1">b.keys.<text:span text:style-name="T1">collect</text:span></text:p>
      <text:p text:style-name="P1">b.values.<text:span text:style-name="T1">collect</text:span></text:p>
      <text:p text:style-name="P1">--<text:span text:style-name="T4">reduceByKey is transformation but reduce is action.</text:span></text:p>
      <text:p text:style-name="P1">b.reduceByKey((x,y)=&gt;math.max(x,y)).collect</text:p>
      <text:p text:style-name="P1">b.reduceByKey((x,y)=&gt;math.max(x,y)).top(3)</text:p>
      <text:p text:style-name="P1">#reduceByKey is a transformation whereas reduce is a action.</text:p>
      <text:p text:style-name="P1">b.reduce((x,y)=&gt;(x._1 + y._1,x._2 + y._2))</text:p>
      <text:p text:style-name="P1"/>
      <text:p text:style-name="P1">--<text:span text:style-name="T5">groupByKey is an important one, when you want to do multiple aggregation on the same key, you should first group them using groupByKey <text:s/>and then you can apply multiplte transformation on them.</text:span></text:p>
      <text:p text:style-name="P2">b.groupByKey</text:p>
      <text:p text:style-name="P6">--check the types <text:span text:style-name="T6">(iterable)</text:span></text:p>
      <text:p text:style-name="P6"/>
      <text:p text:style-name="P2">b.groupByKey.collect</text:p>
      <text:p text:style-name="P7">b.groupByKey.map(x=&gt;(x._1,(x._2.max,x._2.sum))).collect</text:p>
      <text:p text:style-name="P1"/>
      <text:p text:style-name="P1">--<text:span text:style-name="T7">combineByKey</text:span></text:p>
      <text:p text:style-name="P8">b.combineByKey(x=&gt;(x,1),(x:(Int,Int),y)=&gt;(x._1 + y, x._2 + 1),(x:(Int,Int),y:(Int,Int))=&gt;(x._1 + y._1,x._2 + y._2)).collect</text:p>
      <text:p text:style-name="P8"/>
      <text:p text:style-name="P8">--<text:span text:style-name="T8">mapValues : does the given operation on every value without changing the key.</text:span></text:p>
      <text:p text:style-name="P9"><text:tab/>b.mapValues(x=&gt;x*x).collect</text:p>
      <text:p text:style-name="P9"/>
      <text:p text:style-name="P9">--<text:span text:style-name="T9">flatMapValues</text:span></text:p>
      <text:p text:style-name="P10">b.mapValues(x=&gt;x.to(6)).collect</text:p>
      <text:p text:style-name="P10">b.flatMapValues(x=&gt;x.to(6)).collect</text:p>
      <text:p text:style-name="P10"/>
      <text:p text:style-name="P10">--<text:span text:style-name="T16">equivalent of above</text:span></text:p>
      <text:p text:style-name="P17">b.flatMap{x=&gt;</text:p>
      <text:p text:style-name="P17"><text:s text:c="6"/>var a = new scala.collection.mutable.ArrayBuffer[(Int,Int)]()</text:p>
      <text:p text:style-name="P17"><text:s text:c="6"/>for(y&lt;-x._2.to(5))</text:p>
      <text:p text:style-name="P17"><text:s text:c="6"/>{</text:p>
      <text:p text:style-name="P17"><text:s text:c="6"/>a.append((x._1,y))</text:p>
      <text:p text:style-name="P17"><text:s text:c="6"/>}</text:p>
      <text:p text:style-name="P17"><text:s text:c="6"/>a</text:p>
      <text:p text:style-name="P17"><text:s text:c="6"/>}.collect</text:p>
      <text:p text:style-name="P17"/>
      <text:p text:style-name="P10"/>
      <text:p text:style-name="P10">--<text:span text:style-name="T10">sortByKey : sorts by key.</text:span></text:p>
      <text:p text:style-name="P3">b.sortByKey().collect</text:p>
      <text:p text:style-name="P1"/>
      <text:p text:style-name="P4"><text:soft-page-break/>#multi RDD transformation</text:p>
      <text:p text:style-name="P4">val c = List((3,7),(3,4),(4,9),(5,12))</text:p>
      <text:p text:style-name="P4">val d = sc.parallelize(c)</text:p>
      <text:p text:style-name="P4">b.union(d).collect</text:p>
      <text:p text:style-name="P4">b.intersection(d).collect</text:p>
      <text:p text:style-name="P11">b.subtract(d).collect</text:p>
      <text:p text:style-name="P4">b.subtractByKey(d).collect</text:p>
      <text:p text:style-name="P4">b.join(d)</text:p>
      <text:p text:style-name="P4">b.join(d).collect</text:p>
      <text:p text:style-name="P4">b.join(d).<text:span text:style-name="T11">map</text:span>(x=&gt;x._2._2).<text:span text:style-name="T11">collect</text:span></text:p>
      <text:p text:style-name="P4">d.leftOuterJoin(b).collect</text:p>
      <text:p text:style-name="P12">b.leftOuterJoin(d).map{x=&gt;</text:p>
      <text:p text:style-name="P12"><text:s text:c="6"/>x._2._2 match {</text:p>
      <text:p text:style-name="P12"><text:s text:c="6"/>case Some(y) =&gt; (x._1,(x._2._1,y))</text:p>
      <text:p text:style-name="P12"><text:s text:c="6"/>case None =&gt; (x._1,(x._2._1,0))}}.collect</text:p>
      <text:p text:style-name="P12"/>
      <text:p text:style-name="P4">d.rightOuterJoin(b).collect</text:p>
      <text:p text:style-name="P4">b.cogroup(d).collect</text:p>
      <text:p text:style-name="P4">d.cogroup(b).collect</text:p>
      <text:p text:style-name="P4">b.cartesian(d).collect</text:p>
      <text:p text:style-name="P4"/>
      <text:p text:style-name="P13">--avg using mapvalues and reduceByKey</text:p>
      <text:p text:style-name="P13">b.mapValues(x=&gt;(x,1)).reduceByKey((x,y)=&gt;(x._1 + y._1,x._2+y._2)).collect</text:p>
      <text:p text:style-name="P1"/>
      <text:p text:style-name="P1">b.takeOrdered(<text:span text:style-name="T2">3</text:span>)</text:p>
      <text:p text:style-name="P1">b.take(10)</text:p>
      <text:p text:style-name="P1"/>
      <text:p text:style-name="P1">b.mapValues(x=&gt;x*x).collect</text:p>
      <text:p text:style-name="P1">b.map(x=&gt;(x._1,x._2*x._2)).collect</text:p>
      <text:p text:style-name="P1">b.flatMapValues(x=&gt;x to 5).collect</text:p>
      <text:p text:style-name="P1"><text:s/></text:p>
      <text:p text:style-name="P1"><text:s/></text:p>
      <text:p text:style-name="P1">Action</text:p>
      <text:p text:style-name="P1">All actions available on normal RDD are available on paired rdd. in addition to those, we have following as well.</text:p>
      <text:p text:style-name="P1"><text:s/></text:p>
      <text:p text:style-name="P1">b.countByKey()</text:p>
      <text:p text:style-name="P1">b.lookup(1)</text:p>
      <text:p text:style-name="P1"><text:s/></text:p>
      <text:p text:style-name="P1"><text:s/></text:p>
      <text:p text:style-name="P1">common RDD transformation are always availabe on pair Rdd</text:p>
      <text:p text:style-name="P1">b.filter(x=&gt;x._2&gt;2).collect</text:p>
      <text:p text:style-name="P1">#above is same as follows</text:p>
      <text:p text:style-name="P1">b.filter{x:(Int,Int)=&gt;x._2&gt;2}.collect</text:p>
      <text:p text:style-name="P1">b.filter{case(a,b)=&gt;b&gt;2}.collect</text:p>
      <text:p text:style-name="P1"><text:s/></text:p>
      <text:p text:style-name="P1"><text:s/></text:p>
      <text:p text:style-name="P1">pair rdd action</text:p>
      <text:p text:style-name="P1">b.countByKey</text:p>
      <text:p text:style-name="P1"><text:soft-page-break/>b.lookup(2)</text:p>
      <text:p text:style-name="P1"/>
      <text:p text:style-name="P14">repartition and coalesce</text:p>
      <text:p text:style-name="P1"/>
      <text:p text:style-name="P18"><text:span text:style-name="Strong_20_Emphasis"><text:span text:style-name="T12">Difference between </text:span></text:span><text:span text:style-name="Strong_20_Emphasis"><text:span text:style-name="Source_20_Text"><text:span text:style-name="T13">coalesce </text:span></text:span></text:span><text:span text:style-name="Strong_20_Emphasis"><text:span text:style-name="T12">and </text:span></text:span><text:span text:style-name="Strong_20_Emphasis"><text:span text:style-name="Source_20_Text"><text:span text:style-name="T13">repartition</text:span></text:span></text:span></text:p>
      <text:p text:style-name="P19"><text:span text:style-name="Source_20_Text"><text:span text:style-name="T14">coalesce</text:span></text:span><text:span text:style-name="T15"> uses existing partitions to minimize the amount of data that's shuffled. </text:span><text:span text:style-name="Source_20_Text"><text:span text:style-name="T14">repartition</text:span></text:span><text:span text:style-name="T15">creates new partitions and does a full shuffle. </text:span><text:span text:style-name="Source_20_Text"><text:span text:style-name="T14">coalesce</text:span></text:span><text:span text:style-name="T15"> results in partitions with different amounts of data (sometimes partitions that have much different sizes) and </text:span><text:span text:style-name="Source_20_Text"><text:span text:style-name="T14">repartition</text:span></text:span><text:span text:style-name="T15"> results in roughly equal sized partitions.</text:span></text:p>
      <text:p text:style-name="P19"><text:span text:style-name="Strong_20_Emphasis"><text:span text:style-name="T12">Is </text:span></text:span><text:span text:style-name="Strong_20_Emphasis"><text:span text:style-name="Source_20_Text"><text:span text:style-name="T13">coalesce</text:span></text:span></text:span><text:span text:style-name="Strong_20_Emphasis"><text:span text:style-name="T12"> or </text:span></text:span><text:span text:style-name="Strong_20_Emphasis"><text:span text:style-name="Source_20_Text"><text:span text:style-name="T13">repartition</text:span></text:span></text:span><text:span text:style-name="Strong_20_Emphasis"><text:span text:style-name="T12"> faster?</text:span></text:span></text:p>
      <text:p text:style-name="P19"><text:span text:style-name="Source_20_Text"><text:span text:style-name="T14">coalesce</text:span></text:span><text:span text:style-name="T15"> may run faster than </text:span><text:span text:style-name="Source_20_Text"><text:span text:style-name="T14">repartition</text:span></text:span><text:span text:style-name="T15">, but unequal sized partitions are generally slower to work with than equal sized partitions. You'll usually need to repartition datasets after filtering a large data set. I've found </text:span><text:span text:style-name="Source_20_Text"><text:span text:style-name="T14">repartition</text:span></text:span><text:span text:style-name="T15"> to be faster overall because Spark is built to work with equal sized partitions.</text:span></text:p>
      <text:p text:style-name="P1"/>
      <text:p text:style-name="P5">scala&gt; a.repartition(2).glom.collectres19: Array[Array[Int]] = Array(Array(26, 28, 30, 32, 34, 36, 38, 40, 42, 44, 46, 48, 50, 76, 78, 80, 82, 84, 86, 88, 90, 92, 94, 96, 98, 100, 1, 3, 5, 7, 9, 11, 13, 15, 17, 19, 21, 23, 25, 51, 53, 55, 57, 59, 61, 63, 65, 67, 69, 71, 73, 75), Array(2, 4, 6, 8, 10, 12, 14, 16, 18, 20, 22, 24, 52, 54, 56, 58, 60, 62, 64, 66, 68, 70, 72, 74, 27, 29, 31, 33, 35, 37, 39, 41, 43, 45, 47, 49, 77, 79, 81, 83, 85, 87, 89, 91, 93, 95, 97, 99))</text:p>
      <text:p text:style-name="P5"/>
      <text:p text:style-name="P14">see data for all the partitions are moving.</text:p>
      <text:p text:style-name="P5"/>
      <text:p text:style-name="P5">scala&gt; a.coalesce(2).glom.collectres20: Array[Array[Int]] = Array(Array(1, 2, 3, 4, 5, 6, 7, 8, 9, 10, 11, 12, 13, 14, 15, 16, 17, 18, 19, 20, 21, 22, 23, 24, 25, 26, 27, 28, 29, 30, 31, 32, 33, 34, 35, 36, 37, 38, 39, 40, 41, 42, 43, 44, 45, 46, 47, 48, 49, 50), Array(51, 52, 53, 54, 55, 56, 57, 58, 59, 60, 61, 62, 63, 64, 65, 66, 67, 68, 69, 70, 71, 72, 73, 74, 75, 76, 77, 78, 79, 80, 81, 82, 83, 84, 85, 86, 87, 88, 89, 90, 91, 92, 93, 94, 95, 96, 97, 98, 99, 100)) </text:p>
      <text:p text:style-name="P5"/>
      <text:p text:style-name="P14">data for only 2 and 4 partitions moved.</text:p>
      <text:p text:style-name="P14"/>
      <text:p text:style-name="P15">--comparision between groupByKey + mapValue and reduceByKey</text:p>
      <text:p text:style-name="P15"/>
      <text:p text:style-name="P15">If you find yourself writing code where you groupByKey() and then use a reduce() or fold() on the values, you can probably achieve the same result more efficiently by using one of the per-key aggregation functions. Rather than reducing the RDD to an inmemory value, we reduce the data per key and get back an RDD with the reduced values corresponding to each key. For example, rdd.reduceByKey(func) produces the same RDD as rdd.groupBy Key().mapValues(value =&gt; value.reduce(func)) but is more efficient as it avoids the step of creating a list of values for each key. </text:p>
      <text:p text:style-name="P15"/>
      <text:p text:style-name="P15">sc.setLogLevel("info")</text:p>
      <text:p text:style-name="P16">sc.textFile("data/fruit.txt").flatMap(x=&gt;x.split(" ")).map(x=&gt;(x,1)).groupByKey.mapValues(x=&gt;x.reduce((x,y)=&gt;x+y)).collect</text:p>
      <text:p text:style-name="P16"/>
      <text:p text:style-name="P16">sc.textFile("data/fruit.txt").flatMap(x=&gt;x.split(" ")).map(x=&gt;(x,1)).reduceByKey((x,y) =&gt; x+y).collect</text:p>
      <text:p text:style-name="P16"/>
      <text:p text:style-name="P16">check the time difference.</text:p>
      <text:p text:style-name="P16"/>
      <text:p text:style-name="P16">Those familiar with the combiner concept from MapReduce should note that calling reduceByKey() <text:soft-page-break/>and foldByKey() will automatically perform combining locally on each machine before computing global totals for each key. The user does not need to specify a combiner. The more general combineByKey() interface allows you to customize combining behavior. </text:p>
      <text:p text:style-name="P16"/>
      <text:p text:style-name="P21">The rease reduceByKey is more efficient is quite obvious because it comines the data locally in each partition first and then only the shuffle happens. Whereas in case of groupByKey, shuffling happens first to collect all the same ke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5M29S</meta:editing-duration>
    <meta:editing-cycles>29</meta:editing-cycles>
    <meta:generator>LibreOffice/5.1.2.2$Windows_x86 LibreOffice_project/d3bf12ecb743fc0d20e0be0c58ca359301eb705f</meta:generator>
    <dc:date>2019-02-19T09:59:41.448000000</dc:date>
    <meta:document-statistic meta:table-count="0" meta:image-count="0" meta:object-count="0" meta:page-count="4" meta:paragraph-count="100" meta:word-count="764" meta:character-count="5603" meta:non-whitespace-character-count="4864"/>
    <meta:user-defined meta:name="Info 1"/>
    <meta:user-defined meta:name="Info 2"/>
    <meta:user-defined meta:name="Info 3"/>
    <meta:user-defined meta:name="Info 4"/>
  </office:meta>
</office:document-meta>
</file>